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3C0432DF26BE68433CE.jpg" manifest:media-type="image/jpeg"/>
  <manifest:file-entry manifest:full-path="Pictures/1000000000000500000003C004F9481433FD2B67.jpg" manifest:media-type="image/jpeg"/>
  <manifest:file-entry manifest:full-path="Pictures/1000000000000500000003C095EFE56EE8F2C003.jpg" manifest:media-type="image/jpeg"/>
  <manifest:file-entry manifest:full-path="Pictures/1000000000000500000003C0CFF5CDB6CC64EB11.jpg" manifest:media-type="image/jpeg"/>
  <manifest:file-entry manifest:full-path="Pictures/1000000000000500000003C0CE319382F3064252.jpg" manifest:media-type="image/jpeg"/>
  <manifest:file-entry manifest:full-path="Pictures/1000000000000640000004B068535047CECCAF3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" text:anchor-type="char" svg:x="-1.431cm" svg:y="0.056cm" svg:width="17cm" svg:height="12.749cm" draw:z-index="0"><draw:image xlink:href="Pictures/1000000000000640000004B068535047CECCAF34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Image2" text:anchor-type="char" svg:x="0.021cm" svg:y="0.028cm" svg:width="17cm" svg:height="12.749cm" draw:z-index="1"><draw:image xlink:href="Pictures/1000000000000500000003C0CE319382F3064252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Image3" text:anchor-type="char" svg:width="17cm" svg:height="12.749cm" draw:z-index="2"><draw:image xlink:href="Pictures/1000000000000500000003C0CFF5CDB6CC64EB11.jpg" xlink:type="simple" xlink:show="embed" xlink:actuate="onLoad" draw:mime-type="image/jpeg"/></draw:frame><text:s text:c="20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17cm" svg:height="12.749cm" draw:z-index="3"><draw:image xlink:href="Pictures/1000000000000500000003C095EFE56EE8F2C003.jpg" xlink:type="simple" xlink:show="embed" xlink:actuate="onLoad" draw:mime-type="image/jpeg"/></draw:frame><text:s/></text:p>
      <text:p text:style-name="Standard"/>
      <text:p text:style-name="Standard"/>
      <text:p text:style-name="Standard"/>
      <text:p text:style-name="Standard"/>
      <text:p text:style-name="Standard"><text:s text:c="17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width="17cm" svg:height="12.749cm" draw:z-index="4"><draw:image xlink:href="Pictures/1000000000000500000003C004F9481433FD2B67.jpg" xlink:type="simple" xlink:show="embed" xlink:actuate="onLoad" draw:mime-type="image/jpe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draw:frame draw:style-name="fr1" draw:name="Image6" text:anchor-type="char" svg:width="17cm" svg:height="12.749cm" draw:z-index="5"><draw:image xlink:href="Pictures/1000000000000500000003C0432DF26BE68433CE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22:09:04.282404381</meta:creation-date>
    <dc:date>2023-11-21T22:12:07.609071847</dc:date>
    <meta:editing-duration>PT3M4S</meta:editing-duration>
    <meta:editing-cycles>1</meta:editing-cycles>
    <meta:document-statistic meta:table-count="0" meta:image-count="6" meta:object-count="0" meta:page-count="6" meta:paragraph-count="4" meta:word-count="0" meta:character-count="59" meta:non-whitespace-character-count="0"/>
    <meta:generator>LibreOffice/7.3.7.2$Linux_X86_64 LibreOffice_project/30$Build-2</meta:generator>
  </office:meta>
</office:document-meta>
</file>